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700" officeooo:paragraph-rsid="001e5700"/>
    </style:style>
    <style:style style:name="P2" style:family="paragraph" style:parent-style-name="Standard">
      <style:text-properties officeooo:rsid="000c7eb7" officeooo:paragraph-rsid="001e5700"/>
    </style:style>
    <style:style style:name="P3" style:family="paragraph" style:parent-style-name="Standard">
      <style:text-properties officeooo:paragraph-rsid="001e5700"/>
    </style:style>
    <style:style style:name="P4" style:family="paragraph" style:parent-style-name="Standard">
      <style:text-properties fo:color="#355269" officeooo:rsid="0023af08" officeooo:paragraph-rsid="0023af08"/>
    </style:style>
    <style:style style:name="P5" style:family="paragraph" style:parent-style-name="Standard">
      <style:text-properties officeooo:rsid="001e5700" officeooo:paragraph-rsid="001e5700"/>
    </style:style>
    <style:style style:name="P6" style:family="paragraph" style:parent-style-name="Standard">
      <style:text-properties fo:color="#355269" officeooo:rsid="001e5700" officeooo:paragraph-rsid="001e5700"/>
    </style:style>
    <style:style style:name="T1" style:family="text">
      <style:text-properties officeooo:rsid="0014cad8"/>
    </style:style>
    <style:style style:name="T2" style:family="text">
      <style:text-properties officeooo:rsid="000c7eb7"/>
    </style:style>
    <style:style style:name="T3" style:family="text">
      <style:text-properties officeooo:rsid="000d78d5"/>
    </style:style>
    <style:style style:name="T4" style:family="text">
      <style:text-properties officeooo:rsid="0023af08"/>
    </style:style>
    <style:style style:name="T5" style:family="text">
      <style:text-properties fo:color="#355269"/>
    </style:style>
    <style:style style:name="T6" style:family="text">
      <style:text-properties fo:color="#355269" officeooo:rsid="0023af08"/>
    </style:style>
    <style:style style:name="T7" style:family="text">
      <style:text-properties officeooo:rsid="00254f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oré S1-A2 Groupe VILMARD BERNHARD HEIDET TROGNOT</text:p>
      <text:p text:style-name="P1">Sujet : L’aide des logiciels de Musique Assistée par Ordinateur (MAO) dans la conception musicale</text:p>
      <text:p text:style-name="P1"/>
      <text:p text:style-name="P4">2 questions à rajouter</text:p>
      <text:p text:style-name="P4"/>
      <text:p text:style-name="P1">Questions Sondage :</text:p>
      <text:p text:style-name="P1"/>
      <text:p text:style-name="P1">- <text:span text:style-name="T1">A quel département </text:span><text:span text:style-name="T4">d’études </text:span><text:span text:style-name="T1">appartenez-vous?</text:span></text:p>
      <text:p text:style-name="P1"/>
      <text:p text:style-name="P1">- Composez-vous de la musique?</text:p>
      <text:p text:style-name="P1"/>
      <text:p text:style-name="P1"><text:span text:style-name="T5">- </text:span><text:span text:style-name="T6">Quel genre de musique composez-vous?</text:span></text:p>
      <text:p text:style-name="P1"/>
      <text:p text:style-name="P1">- Utilisez vous des logiciels de MAO?</text:p>
      <text:p text:style-name="P1"/>
      <text:p text:style-name="P6">- <text:span text:style-name="T7">Quels logiciels utilisez-vous?</text:span></text:p>
      <text:p text:style-name="P1"/>
      <text:p text:style-name="P1">- <text:span text:style-name="T3">Que pensez vous des</text:span><text:span text:style-name="T2"> logiciels de MAO?</text:span></text:p>
      <text:p text:style-name="P1"/>
      <text:p text:style-name="P1">- Que pensez vous du prix des logiciels de MAO ?</text:p>
      <text:p text:style-name="P3"/>
      <text:p text:style-name="P2">- <text:span text:style-name="T3">Que pensez vous des cracks d</text:span><text:span text:style-name="T1">ans le cas des logiciels de MAO ? </text:span><text:span text:style-name="T3">(pas d’inquiétudes c’est anonyme)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09:50:39.245000000</meta:creation-date>
    <dc:date>2020-10-23T10:46:40.308000000</dc:date>
    <meta:editing-duration>PT2H8M6S</meta:editing-duration>
    <meta:editing-cycles>4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2" meta:word-count="95" meta:character-count="563" meta:non-whitespace-character-count="480"/>
  </office:meta>
</office:document-meta>
</file>